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alibri"/>
    </style:style>
    <style:style style:name="P2" style:family="paragraph" style:parent-style-name="Heading_20_3">
      <style:paragraph-properties fo:text-align="center" style:justify-single-word="false"/>
      <style:text-properties style:font-name="Calibri" fo:font-size="18pt" officeooo:rsid="000a9beb" officeooo:paragraph-rsid="000a9beb" style:font-size-asian="15.75pt" style:font-size-complex="18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style:font-name="Calibri"/>
    </style:style>
    <style:style style:name="T1" style:family="text">
      <style:text-properties loext:padding="0.0193in" loext:border="0.06pt solid #e3e3e3"/>
    </style:style>
    <style:style style:name="T2" style:family="text">
      <style:text-properties style:font-name="Calibri"/>
    </style:style>
    <style:style style:name="T3" style:family="text">
      <style:text-properties style:font-name="Calibri" loext:padding="0.0193in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RMM Core Overview</text:h>
      <text:h text:style-name="P1" text:outline-level="3"/>
      <text:h text:style-name="P1" text:outline-level="3">1. Server Component</text:h>
      <text:p text:style-name="P7">The server acts as the central command and monitoring hub for all the agents deployed across different systems. Key features for the server include:</text:p>
      <text:list text:style-name="L1">
        <text:list-item>
          <text:p text:style-name="P3"><text:span text:style-name="Strong_20_Emphasis"><text:span text:style-name="T2">API Endpoints</text:span></text:span><text:span text:style-name="T2">: Develop RESTful API endpoints for communication with agents. These endpoints will handle agent registrations, system information and metrics collection, command execution responses, and online/offline status updates.</text:span></text:p>
        </text:list-item>
        <text:list-item>
          <text:p text:style-name="P3"><text:span text:style-name="Strong_20_Emphasis"><text:span text:style-name="T2">Database</text:span></text:span><text:span text:style-name="T2">: Implement a database to store information about each agent, including system information, metrics, and activity logs. Consider using a time-series database for metrics for efficient querying over time.</text:span></text:p>
        </text:list-item>
        <text:list-item>
          <text:p text:style-name="P3"><text:span text:style-name="Strong_20_Emphasis"><text:span text:style-name="T2">Command Dispatch System</text:span></text:span><text:span text:style-name="T2">: A system to send commands or scripts to agents. This could be based on WebSocket for real-time communication or use a polling mechanism where agents periodically check for commands.</text:span></text:p>
        </text:list-item>
        <text:list-item>
          <text:p text:style-name="P3"><text:span text:style-name="Strong_20_Emphasis"><text:span text:style-name="T2">Authentication and Security</text:span></text:span><text:span text:style-name="T2">: Ensure secure communication between agents and the server. Implement authentication for agents and encryption of data in transit and at rest.</text:span></text:p>
        </text:list-item>
        <text:list-item>
          <text:p text:style-name="P3"><text:span text:style-name="Strong_20_Emphasis"><text:span text:style-name="T2">Dashboard</text:span></text:span><text:span text:style-name="T2">: Develop a web-based dashboard for real-time monitoring and management. It should display system information, metrics, and online/offline status of agents, and provide an interface to send commands or scripts to agents.</text:span></text:p>
        </text:list-item>
      </text:list>
      <text:h text:style-name="P1" text:outline-level="3">2. Agent Component</text:h>
      <text:p text:style-name="P7">Agents are lightweight clients installed on target systems (servers, workstations) that collect data and execute commands from the server. Key functionalities include:</text:p>
      <text:list text:style-name="L2">
        <text:list-item>
          <text:p text:style-name="P4"><text:span text:style-name="Strong_20_Emphasis"><text:span text:style-name="T2">System Information Collection</text:span></text:span><text:span text:style-name="T2">: Implement a method to gather basic system information (e.g., OS type, version, hardware specs) and send it to the server.</text:span></text:p>
        </text:list-item>
        <text:list-item>
          <text:p text:style-name="P4"><text:span text:style-name="Strong_20_Emphasis"><text:span text:style-name="T2">System Metrics Collection</text:span></text:span><text:span text:style-name="T2">: Collect system performance metrics (CPU usage, memory usage, disk space, network stats) and report them to the server at regular intervals.</text:span></text:p>
        </text:list-item>
        <text:list-item>
          <text:p text:style-name="P4"><text:span text:style-name="Strong_20_Emphasis"><text:span text:style-name="T2">Remote Command Execution</text:span></text:span><text:span text:style-name="T2">: Ability to receive and execute commands or scripts sent from the server and return the output or result back to the server.</text:span></text:p>
        </text:list-item>
        <text:list-item>
          <text:p text:style-name="P4"><text:span text:style-name="Strong_20_Emphasis"><text:span text:style-name="T2">Online/Offline Status Reporting</text:span></text:span><text:span text:style-name="T2">: Periodically update the server with the agent's current status. Implement a heartbeat mechanism to detect and report online/offline status.</text:span></text:p>
        </text:list-item>
        <text:list-item>
          <text:p text:style-name="P4"><text:span text:style-name="Strong_20_Emphasis"><text:span text:style-name="T2">Secure Communication</text:span></text:span><text:span text:style-name="T2">: Use TLS for encrypted communication with the server. Implement authentication mechanisms to validate the identity of the server and agent.</text:span></text:p>
        </text:list-item>
      </text:list>
      <text:h text:style-name="P1" text:outline-level="3"><text:soft-page-break/>Additional Basic Functions</text:h>
      <text:list text:style-name="L3">
        <text:list-item>
          <text:p text:style-name="P5"><text:span text:style-name="Strong_20_Emphasis"><text:span text:style-name="T2">Logging and Error Reporting</text:span></text:span><text:span text:style-name="T2">: Implement logging on both the server and agents to record activities, performance metrics, and errors. This can help in debugging and understanding system behavior.</text:span></text:p>
        </text:list-item>
        <text:list-item>
          <text:p text:style-name="P5"><text:span text:style-name="Strong_20_Emphasis"><text:span text:style-name="T2">Configurable Reporting Intervals</text:span></text:span><text:span text:style-name="T2">: Allow configuration of how often system metrics are collected and reported to the server.</text:span></text:p>
        </text:list-item>
        <text:list-item>
          <text:p text:style-name="P5"><text:span text:style-name="Strong_20_Emphasis"><text:span text:style-name="T2">Alerts and Notifications</text:span></text:span><text:span text:style-name="T2">: Based on the collected metrics and system information, implement a basic alerting mechanism for critical system statuses or metrics thresholds.</text:span></text:p>
        </text:list-item>
      </text:list>
      <text:h text:style-name="P1" text:outline-level="3">Implementation Steps</text:h>
      <text:list text:style-name="L4">
        <text:list-item>
          <text:p text:style-name="P6"><text:span text:style-name="Strong_20_Emphasis"><text:span text:style-name="T2">Define the Data Models</text:span></text:span><text:span text:style-name="T2">: Start by defining the data models for system information, metrics, and commands.</text:span></text:p>
        </text:list-item>
        <text:list-item>
          <text:p text:style-name="P6"><text:span text:style-name="Strong_20_Emphasis"><text:span text:style-name="T2">Setup the Server Framework</text:span></text:span><text:span text:style-name="T2">: Choose a web framework for Go (e.g., Gin, Echo) to set up the API endpoints and the dashboard.</text:span></text:p>
        </text:list-item>
        <text:list-item>
          <text:p text:style-name="P6"><text:span text:style-name="Strong_20_Emphasis"><text:span text:style-name="T2">Implement the Database</text:span></text:span><text:span text:style-name="T2">: Select and integrate a database that suits your data storage needs (e.g., PostgreSQL for relational data, InfluxDB for time-series data).</text:span></text:p>
        </text:list-item>
        <text:list-item>
          <text:p text:style-name="P6"><text:span text:style-name="Strong_20_Emphasis"><text:span text:style-name="T2">Develop the Agent</text:span></text:span><text:span text:style-name="T2">: Focus on creating a lightweight and secure agent that can perform the required tasks and handle communication effectively.</text:span></text:p>
        </text:list-item>
        <text:list-item>
          <text:p text:style-name="P6"><text:span text:style-name="Strong_20_Emphasis"><text:span text:style-name="T2">Security Measures</text:span></text:span><text:span text:style-name="T2">: Implement authentication, authorization, and encryption mechanisms right from the start to ensure data integrity and confidentiality.</text:span></text:p>
        </text:list-item>
        <text:list-item>
          <text:p text:style-name="P6"><text:span text:style-name="Strong_20_Emphasis"><text:span text:style-name="T2">Iterate and Expand</text:span></text:span><text:span text:style-name="T2">: Start with the basic functionalities and iteratively improve and expand the system based on testing and feedback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07:30:09.391000000</meta:creation-date>
    <dc:date>2024-02-27T07:34:11.033000000</dc:date>
    <meta:editing-duration>PT4M3S</meta:editing-duration>
    <meta:editing-cycles>2</meta:editing-cycles>
    <meta:generator>LibreOffice/7.6.4.1$Windows_X86_64 LibreOffice_project/e19e193f88cd6c0525a17fb7a176ed8e6a3e2aa1</meta:generator>
    <meta:print-date>2024-02-27T07:32:51.738000000</meta:print-date>
    <meta:printed-by>PDF files</meta:printed-by>
    <meta:document-statistic meta:table-count="0" meta:image-count="0" meta:object-count="0" meta:page-count="2" meta:paragraph-count="26" meta:word-count="528" meta:character-count="3584" meta:non-whitespace-character-count="3101"/>
  </office:meta>
</office:document-meta>
</file>